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0.239375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6341" table:default-cell-style-name="ce3"/>
        <table:table-column table:style-name="co17" table:number-columns-repeated="2" table:default-cell-style-name="ce1"/>
        <table:table-column table:style-name="co17" table:number-columns-repeated="16" table:default-cell-style-name="ce3"/>
        <table:table-row table:style-name="ro1">
          <table:table-cell office:value-type="string" table:number-columns-spanned="1" table:number-rows-spanned="2" table:style-name="ce6">
            <text:p>Training ID</text:p>
          </table:table-cell>
          <table:table-cell office:value-type="string" table:number-columns-spanned="1" table:number-rows-spanned="2" table:style-name="ce6">
            <text:p>Cycle limit</text:p>
          </table:table-cell>
          <table:table-cell office:value-type="string" table:number-columns-spanned="1" table:number-rows-spanned="2" table:style-name="ce6">
            <text:p>Cycles/Episode</text:p>
          </table:table-cell>
          <table:table-cell office:value-type="string" table:number-columns-spanned="1" table:number-rows-spanned="2" table:style-name="ce6">
            <office:annotation draw:style-name="a0" svg:x="6.76041666666667in" svg:y="0.0104166666666667in" svg:width="1.8125in" svg:height="1.10416666666667in">
              <dc:creator/>
              <text:p><text:span text:style-name="T1">B</text:span>alancing or</text:p>
              <text:p><text:span text:style-name="T1">S</text:span>winging</text:p>
            </office:annotation>
            <text:p>Initial state area</text:p>
          </table:table-cell>
          <table:table-cell office:value-type="string" table:number-columns-spanned="1" table:number-rows-spanned="2" table:style-name="ce6">
            <text:p>Reward Strategy</text:p>
            <text:p>Balancing</text:p>
          </table:table-cell>
          <table:table-cell office:value-type="string" table:number-columns-spanned="1" table:number-rows-spanned="2" table:style-name="ce6">
            <text:p>Reward Strategy</text:p>
            <text:p>Swinging (Outer Pool)</text:p>
          </table:table-cell>
          <table:table-cell office:value-type="string" table:number-columns-spanned="1" table:number-rows-spanned="2" table:style-name="ce6">
            <text:p>Reward Strategy</text:p>
            <text:p>Swinging</text:p>
          </table:table-cell>
          <table:table-cell office:value-type="string" table:number-columns-spanned="1" table:number-rows-spanned="2" table:style-name="ce6">
            <text:p>Algorithm</text:p>
          </table:table-cell>
          <table:table-cell office:value-type="string" table:number-columns-spanned="5" table:number-rows-spanned="1" table:style-name="ce6">
            <text:p>A2C</text:p>
          </table:table-cell>
          <table:covered-table-cell table:number-columns-repeated="4"/>
          <table:table-cell office:value-type="string" table:number-columns-spanned="10" table:number-rows-spanned="1" table:style-name="ce6">
            <text:p>DDPG / SAC / TD3</text:p>
          </table:table-cell>
          <table:covered-table-cell table:number-columns-repeated="9"/>
          <table:table-cell office:value-type="string" table:number-columns-spanned="1" table:number-rows-spanned="2" table:style-name="ce6">
            <text:p>Average Reward</text:p>
          </table:table-cell>
          <table:table-cell office:value-type="string" table:number-columns-spanned="1" table:number-rows-spanned="2" table:style-name="ce6">
            <text:p>Analysis</text:p>
          </table:table-cell>
          <table:table-cell table:number-columns-repeated="981" table:style-name="ce2"/>
          <table:table-cell table:number-columns-repeated="15360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Number of Steps</text:p>
          </table:table-cell>
          <table:table-cell office:value-type="string" table:style-name="ce2">
            <text:p>Discount Factor</text:p>
          </table:table-cell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Action Noise (None/True)</text:p>
          </table:table-cell>
          <table:table-cell office:value-type="string" table:style-name="ce2">
            <text:p>Noise Amplitude</text:p>
          </table:table-cell>
          <table:table-cell office:value-type="string" table:style-name="ce2">
            <text:p>Buffer Siz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Learning Starts</text:p>
          </table:table-cell>
          <table:table-cell office:value-type="string" table:style-name="ce2">
            <text:p>Soft Update Coefficient</text:p>
          </table:table-cell>
          <table:table-cell office:value-type="string" table:style-name="ce2">
            <text:p>Discount Factor</text:p>
          </table:table-cell>
          <table:covered-table-cell/>
          <table:covered-table-cell/>
          <table:table-cell table:number-columns-repeated="16341" table:style-name="ce2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1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45,45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.223373319098781" table:style-name="ce3">
            <text:p>0.223373319</text:p>
          </table:table-cell>
          <table:table-cell office:value-type="string" table:style-name="ce3">
            <text:p>add text here!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2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-70,70]</text:p>
          </table:table-cell>
          <table:table-cell office:value-type="string" table:style-name="ce3">
            <text:p><text:s/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9.7143619345740496E-3" table:style-name="ce3">
            <text:p>-0.00971436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3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1.0318298241339599E-2" table:style-name="ce3">
            <text:p>-0.010318298</text:p>
          </table:table-cell>
          <table:table-cell office:value-type="string" table:style-name="ce5">
            <text:p>The inner pole tries to stay in the balancing region, the inertia of outer pole rolls it over<text:s text:c="2"/>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/004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6.9999999999999999E-4" table:style-name="ce4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1.0318298241339599E-2" table:style-name="ce3">
            <text:p>-0.010318298</text:p>
          </table:table-cell>
          <table:table-cell office:value-type="string" table:style-name="ce5">
            <text:p>The inner pole tries to stay in the balancing region, the inertia of outer pole rolls it over<text:s text:c="2"/>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5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DDPG</text:p>
          </table:table-cell>
          <table:table-cell table:number-columns-repeated="2" table:style-name="ce3"/>
          <table:table-cell table:style-name="ce4"/>
          <table:table-cell table:number-columns-repeated="2"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2.9999999999999997E-4" table:style-name="ce4">
            <text:p>3.00E-04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0.1" table:style-name="ce3">
            <text:p>0.1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office:value-type="float" office:value="-1.0220171112905799E-2" table:style-name="ce3">
            <text:p>-0.010220171</text:p>
          </table:table-cell>
          <table:table-cell table:style-name="ce5"/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22" table:style-name="ce3"/>
          <table:table-cell office:value-type="float" office:value="-1.08756922063041E-2" table:style-name="ce3">
            <text:p>-0.01087569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heti</meta:initial-creator>
    <dc:creator>Baheti</dc:creator>
    <meta:creation-date>2022-11-18T10:09:45Z</meta:creation-date>
    <dc:date>2022-12-02T08:13:45Z</dc:date>
    <meta:editing-cycles>8</meta:editing-cycles>
    <meta:editing-duration>PT0S</meta:editing-duration>
  </office:meta>
</office:document-meta>
</file>